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>
        <style:tab-stops>
          <style:tab-stop style:position="0cm"/>
          <style:tab-stop style:position="9.038cm" style:type="center"/>
          <style:tab-stop style:position="17.754cm" style:type="right"/>
        </style:tab-stops>
      </style:paragraph-properties>
      <style:text-properties officeooo:paragraph-rsid="0013f180"/>
    </style:style>
    <style:style style:name="P2" style:family="paragraph" style:parent-style-name="Standard">
      <style:paragraph-properties fo:line-height="200%" fo:text-align="center" style:justify-single-word="false"/>
      <style:text-properties officeooo:paragraph-rsid="0013f180"/>
    </style:style>
    <style:style style:name="P3" style:family="paragraph" style:parent-style-name="Standard">
      <style:paragraph-properties fo:line-height="200%">
        <style:tab-stops>
          <style:tab-stop style:position="17.754cm" style:type="right"/>
        </style:tab-stops>
      </style:paragraph-properties>
      <style:text-properties officeooo:paragraph-rsid="0013f180"/>
    </style:style>
    <style:style style:name="P4" style:family="paragraph" style:parent-style-name="Standard">
      <style:paragraph-properties fo:line-height="200%"/>
      <style:text-properties officeooo:paragraph-rsid="0013f180"/>
    </style:style>
    <style:style style:name="P5" style:family="paragraph" style:parent-style-name="Standard">
      <style:paragraph-properties fo:line-height="200%" fo:text-align="center" style:justify-single-word="false"/>
      <style:text-properties officeooo:rsid="0016a6f1" officeooo:paragraph-rsid="0013f180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officeooo:paragraph-rsid="0013f180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line-height="200%"/>
      <style:text-properties style:font-name="Times New Roman" fo:font-size="12pt" fo:font-weight="bold" officeooo:paragraph-rsid="0013f180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officeooo:paragraph-rsid="0013f180" style:font-size-asian="12pt" style:font-weight-asian="bold" style:font-name-complex="Times New Roman1" style:font-size-complex="12pt" style:language-complex="en" style:country-complex="US" style:font-weight-complex="bold"/>
    </style:style>
    <style:style style:name="P9" style:family="paragraph" style:parent-style-name="Standard">
      <style:text-properties style:font-name="Times New Roman" fo:font-size="12pt" fo:font-weight="bold" officeooo:paragraph-rsid="0013f180" style:font-size-asian="12pt" style:font-weight-asian="bold" style:font-name-complex="Times New Roman1" style:font-size-complex="12pt" style:language-complex="en" style:country-complex="US" style:font-weight-complex="bold"/>
    </style:style>
    <style:style style:name="P10" style:family="paragraph" style:parent-style-name="Standard">
      <style:paragraph-properties fo:line-height="200%" fo:text-align="center" style:justify-single-word="false"/>
      <style:text-properties style:font-name="Times New Roman" fo:font-size="12pt" fo:language="en" fo:country="US" officeooo:paragraph-rsid="0013f180" style:font-size-asian="12pt" style:font-name-complex="Times New Roman1" style:font-size-complex="12pt" style:language-complex="en" style:country-complex="US" style:font-weight-complex="bold"/>
    </style:style>
    <style:style style:name="P11" style:family="paragraph" style:parent-style-name="Standard">
      <style:paragraph-properties fo:line-height="200%" fo:text-align="center" style:justify-single-word="false"/>
      <style:text-properties style:font-name="Times New Roman" officeooo:paragraph-rsid="0013f180" style:font-name-complex="Times New Roman1" style:font-size-complex="12pt" style:font-weight-complex="bold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" fo:language="en" fo:country="US" officeooo:paragraph-rsid="0013f180" style:font-name-complex="Times New Roman1" style:font-size-complex="12pt" style:language-complex="en" style:country-complex="US" style:font-weight-complex="bold"/>
    </style:style>
    <style:style style:name="P13" style:family="paragraph" style:parent-style-name="Standard" style:master-page-name="First_20_Page">
      <style:paragraph-properties fo:line-height="200%" fo:text-align="center" style:justify-single-word="false" style:page-number="auto"/>
      <style:text-properties officeooo:paragraph-rsid="0013f180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bold" officeooo:rsid="0016a6f1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language-complex="en" style:country-complex="US" style:font-weight-complex="bold"/>
    </style:style>
    <style:style style:name="T5" style:family="text">
      <style:text-properties style:font-name="Times New Roman" fo:font-size="12pt" fo:font-weight="bold" officeooo:rsid="0016a6f1" style:font-size-asian="12pt" style:font-weight-asian="bold" style:font-name-complex="Times New Roman1" style:font-size-complex="12pt" style:language-complex="en" style:country-complex="US" style:font-weight-complex="bold"/>
    </style:style>
    <style:style style:name="T6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language-complex="en" style:country-complex="US" style:font-weight-complex="bold"/>
    </style:style>
    <style:style style:name="T7" style:family="text">
      <style:text-properties style:font-name="Times New Roman" style:font-name-complex="Times New Roman1" style:font-size-complex="12pt" style:font-weight-complex="bold"/>
    </style:style>
    <style:style style:name="T8" style:family="text">
      <style:text-properties style:font-name="Times New Roman" officeooo:rsid="0016a6f1" style:font-name-complex="Times New Roman1" style:font-size-complex="12pt" style:font-weight-complex="bold"/>
    </style:style>
    <style:style style:name="T9" style:family="text">
      <style:text-properties style:font-name="Times New Roman" fo:language="en" fo:country="US" style:font-name-complex="Times New Roman1" style:font-size-complex="12pt" style:language-complex="en" style:country-complex="US" style:font-weight-complex="bold"/>
    </style:style>
    <style:style style:name="T10" style:family="text">
      <style:text-properties style:font-name="Times New Roman" fo:language="en" fo:country="US" fo:font-weight="bold" style:font-weight-asian="bold" style:font-name-complex="Times New Roman1" style:font-size-complex="12pt" style:language-complex="en" style:country-complex="US" style:font-weight-complex="bold"/>
    </style:style>
    <style:style style:name="T11" style:family="text">
      <style:text-properties style:text-position="super 58%" style:font-name="Times New Roman" fo:font-size="12pt" fo:font-weight="bold" style:font-size-asian="12pt" style:font-weight-asian="bold" style:font-name-complex="Times New Roman1" style:font-size-complex="12pt" style:language-complex="en" style:country-complex="US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A REPORT</text:span></text:p>
      <text:p text:style-name="P2"><text:span text:style-name="T1">ON</text:span></text:p>
      <text:p text:style-name="P5"><text:span text:style-name="T2">APPLICATION OF DATA ANALYSIS ON NUCLEAR DATA</text:span></text:p>
      <text:p text:style-name="P7"/>
      <text:p text:style-name="P6"/>
      <text:p text:style-name="P2"><text:span text:style-name="T7">BY</text:span></text:p>
      <text:p text:style-name="P5"><text:span text:style-name="T7">AYUSH JAIN</text:span></text:p>
      <text:p text:style-name="P2"><text:span text:style-name="T7">2017A</text:span><text:span text:style-name="T8">7</text:span><text:span text:style-name="T7">PS00</text:span><text:span text:style-name="T8">09</text:span><text:span text:style-name="T7">3P</text:span></text:p>
      <text:p text:style-name="P2"><text:span text:style-name="T7">B.E. (HONS.) </text:span><text:span text:style-name="T8">COMPUTER SCIENCE AND ENGINEERING</text:span></text:p>
      <text:p text:style-name="P11"/>
      <text:p text:style-name="P2"><text:span text:style-name="T9">AT</text:span></text:p>
      <text:p text:style-name="P12"/>
      <text:p text:style-name="P2"><text:span text:style-name="T6">INDIRA GANDHI CENTRE FOR ATOMIC RESEARCH, KALPAKKAM</text:span></text:p>
      <text:p text:style-name="P12"/>
      <text:p text:style-name="P2"><text:span text:style-name="T9">A Practice School-I station of</text:span></text:p>
      <text:p text:style-name="P10"/>
      <text:p text:style-name="P2"><text:span text:style-name="T6">BIRLA INSTITUTE OF TECHNOLOGY &amp; SCIENCE, PILANI </text:span></text:p>
      <text:p text:style-name="P2"><text:span text:style-name="T10">(July, 2019)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9"><text:soft-page-break/></text:p>
      <text:p text:style-name="P2"><text:span text:style-name="T4">BIRLA INSTITUTE OF TECHNOLOGY AND SCIENCE </text:span></text:p>
      <text:p text:style-name="P2"><text:span text:style-name="T4">PILANI (RAJASTHAN) </text:span></text:p>
      <text:p text:style-name="P2"><text:span text:style-name="T4">Practice School Division</text:span></text:p>
      <text:p text:style-name="P8"/>
      <text:p text:style-name="P3"><text:span text:style-name="T4">Station: Indira Gandhi Centre for Atomic Research<text:tab/>Centre: Kalpakkam</text:span></text:p>
      <text:p text:style-name="P3"><text:span text:style-name="T4">Duration: 52 days<text:tab/>Start Date:21</text:span><text:span text:style-name="T11">st</text:span><text:span text:style-name="T4"> May 2019<text:tab/></text:span></text:p>
      <text:p text:style-name="P4"><text:span text:style-name="T4">Date of submission: 11</text:span><text:span text:style-name="T11">th</text:span><text:span text:style-name="T4"> June 2019</text:span></text:p>
      <text:p text:style-name="P4"><text:span text:style-name="T4">Title of the Project: </text:span><text:span text:style-name="T5">Application of data analysis on nuclear data.</text:span></text:p>
      <text:p text:style-name="P1"><text:span text:style-name="T2">ID No:2017A</text:span><text:span text:style-name="T3">7</text:span><text:span text:style-name="T2">PS00</text:span><text:span text:style-name="T3">9</text:span><text:span text:style-name="T2">3P<text:tab/>Name: </text:span><text:span text:style-name="T3">Ayush Jain</text:span><text:span text:style-name="T2"> <text:tab/>Discipline: </text:span><text:span text:style-name="T3">Computer Science</text:span></text:p>
      <text:p text:style-name="P1"><text:span text:style-name="T2">Name of the Expert: Dr. </text:span><text:span text:style-name="T3">R. Vijyalaxmi</text:span><text:span text:style-name="T2"><text:tab/><text:tab/>Designation: Head, HTA Section</text:span></text:p>
      <text:p text:style-name="P1"><text:span text:style-name="T2">Name of the PS Faculty: Dr. Satyapaul Singh</text:span></text:p>
      <text:p text:style-name="P1"><text:span text:style-name="T2">Key Words: Crack Growth, Simulation, Fatigue</text:span></text:p>
      <text:p text:style-name="P1"><text:span text:style-name="T2">Project Area: Fracture Mechanic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86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04:52:52.267635227</meta:creation-date>
    <dc:date>2019-06-09T04:53:29.168498629</dc:date>
    <meta:editing-duration>PT37S</meta:editing-duration>
    <meta:editing-cycles>1</meta:editing-cycles>
    <meta:document-statistic meta:table-count="0" meta:image-count="0" meta:object-count="0" meta:page-count="2" meta:paragraph-count="24" meta:word-count="123" meta:character-count="818" meta:non-whitespace-character-count="713"/>
    <meta:generator>LibreOffice/5.1.6.2$Linux_X86_64 LibreOffice_project/10m0$Build-2</meta:generator>
  </office:meta>
</office:document-meta>
</file>